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E0000006E50D5C24737A297B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P3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</style:style>
    <style:style style:name="P4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1005b"/>
    </style:style>
    <style:style style:name="P5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466b2"/>
    </style:style>
    <style:style style:name="P6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rsid="000e8e9d" officeooo:paragraph-rsid="0010799b"/>
    </style:style>
    <style:style style:name="P7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8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3.6cm"/>
        </style:tab-stops>
      </style:paragraph-properties>
      <style:text-properties officeooo:paragraph-rsid="004466b2"/>
    </style:style>
    <style:style style:name="P9" style:family="paragraph" style:parent-style-name="Text_20_body">
      <style:paragraph-properties fo:margin-left="3.6cm" fo:margin-right="-0.079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4466b2"/>
    </style:style>
    <style:style style:name="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style:font-name="Source Code Pro" fo:font-size="20pt" fo:font-weight="bold" style:font-size-asian="20pt" style:font-size-complex="20pt"/>
    </style:style>
    <style:style style:name="T3" style:family="text">
      <style:text-properties fo:color="#15516e" style:font-name="Source Code Pro Black" fo:font-size="20pt" fo:font-weight="bold" style:font-size-asian="20pt" style:font-size-complex="20pt"/>
    </style:style>
    <style:style style:name="T4" style:family="text">
      <style:text-properties fo:color="#4c4c4c"/>
    </style:style>
    <style:style style:name="T5" style:family="text">
      <style:text-properties fo:color="#4c4c4c" style:font-name="Times New Roman1" officeooo:rsid="0033496f"/>
    </style:style>
    <style:style style:name="T6" style:family="text">
      <style:text-properties fo:color="#4c4c4c" officeooo:rsid="004cb949"/>
    </style:style>
    <style:style style:name="T7" style:family="text">
      <style:text-properties style:font-name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8e9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0a549" style:font-style-asian="italic" style:font-style-complex="italic"/>
    </style:style>
    <style:style style:name="T12" style:family="text">
      <style:text-properties fo:font-style="italic" officeooo:rsid="0010799b" style:font-style-asian="italic" style:font-style-complex="italic"/>
    </style:style>
    <style:style style:name="T13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5" style:family="text">
      <style:text-properties officeooo:rsid="0000a549"/>
    </style:style>
    <style:style style:name="T16" style:family="text">
      <style:text-properties officeooo:rsid="000a5f86"/>
    </style:style>
    <style:style style:name="T17" style:family="text">
      <style:text-properties officeooo:rsid="000e8e9d"/>
    </style:style>
    <style:style style:name="T18" style:family="text">
      <style:text-properties officeooo:rsid="000f1061"/>
    </style:style>
    <style:style style:name="T19" style:family="text">
      <style:text-properties officeooo:rsid="000f9681"/>
    </style:style>
    <style:style style:name="T20" style:family="text">
      <style:text-properties officeooo:rsid="0010799b"/>
    </style:style>
    <style:style style:name="T21" style:family="text">
      <style:text-properties officeooo:rsid="00124d02"/>
    </style:style>
    <style:style style:name="T22" style:family="text">
      <style:text-properties officeooo:rsid="0012912f"/>
    </style:style>
    <style:style style:name="T23" style:family="text">
      <style:text-properties officeooo:rsid="0015c29b"/>
    </style:style>
    <style:style style:name="T24" style:family="text">
      <style:text-properties officeooo:rsid="00198e50"/>
    </style:style>
    <style:style style:name="T25" style:family="text">
      <style:text-properties officeooo:rsid="0023454b"/>
    </style:style>
    <style:style style:name="T26" style:family="text">
      <style:text-properties officeooo:rsid="002812e8"/>
    </style:style>
    <style:style style:name="T27" style:family="text">
      <style:text-properties officeooo:rsid="002885ea"/>
    </style:style>
    <style:style style:name="T28" style:family="text">
      <style:text-properties officeooo:rsid="0028ca19"/>
    </style:style>
    <style:style style:name="T29" style:family="text">
      <style:text-properties officeooo:rsid="002aada3"/>
    </style:style>
    <style:style style:name="T30" style:family="text">
      <style:text-properties officeooo:rsid="003936ac"/>
    </style:style>
    <style:style style:name="T31" style:family="text">
      <style:text-properties officeooo:rsid="003aa140"/>
    </style:style>
    <style:style style:name="T32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6" style:family="text">
      <style:text-properties officeooo:rsid="004466b2"/>
    </style:style>
    <style:style style:name="T37" style:family="text">
      <style:text-properties officeooo:rsid="004c4223"/>
    </style:style>
    <style:style style:name="T38" style:family="text">
      <style:text-properties officeooo:rsid="004ddaa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CoRe:<text:tab/><text:span text:style-name="T8">My</text:span> <text:span text:style-name="T8">Co</text:span>ntent <text:span text:style-name="T8">Re</text:span>pository, sprich ['maikɔːr]</text:p>
      <text:p text:style-name="P3">Lizenz:<text:tab/><text:span text:style-name="T8">Freie Software</text:span>, <text:span text:style-name="T25">lizenziert </text:span>unter der <text:span text:style-name="T10">GNU General Public License</text:span> (GPL) </text:p>
      <text:p text:style-name="P3">Entwickler:<text:tab/><text:span text:style-name="T8">MyCoRe-Community</text:span></text:p>
      <text:p text:style-name="P3">Homepage: <text:tab/><text:span text:style-name="T8">http://www.mycore.de</text:span></text:p>
      <text:p text:style-name="P3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3">Sprache:<text:tab/>Sprache der MyCoRe-Anwendung ist anpassbar, Dokumentation in deutsch</text:p>
      <text:p text:style-name="P6">LTS-Release:<text:tab/>201<text:span text:style-name="T38">8</text:span>.0<text:span text:style-name="T26">6.0.1</text:span> <text:span text:style-name="T20">(</text:span><text:span text:style-name="T12">Lo</text:span><text:span text:style-name="T10">ng Term Support</text:span><text:span text:style-name="T20">)</text:span></text:p>
      <text:p text:style-name="P3">Aktuelle Version:<text:tab/><text:span text:style-name="T15">2018.08</text:span></text:p>
      <text:p text:style-name="P4">Betriebssystem:<text:tab/>Linux, Mac OS X, Unix, Windows</text:p>
      <text:p text:style-name="P9">Systemanforderung:<text:tab/>Web Application Server: <text:line-break/>Apache Tomcat, Jetty oder <text:span text:style-name="T17">andere Servlet-Engine, Version 3.1</text:span><text:line-break/>Datenbank: <text:span text:style-name="T21">PostgreSQL, </text:span>MySQL, Oracle, HSQLDB, IBM DB2, <text:s/>oder eine <text:line-break/>andere relationale Datenbank, <text:span text:style-name="T28">die mit Hibernate verwendet werden kann</text:span><text:line-break/>Java <text:span text:style-name="T27">8</text:span> SDK <text:span text:style-name="T29">und für Entwicklung:</text:span> <text:span text:style-name="T36">Maven und Git</text:span> <text:line-break/><text:span text:style-name="T17">Solr-Server</text:span></text:p>
      <text:p text:style-name="P5">Download:<text:tab/><text:span text:style-name="T19">http://mycore.de/download/ und https://github.com/MyCoRe-Org<text:line-break/> <text:tab/>http://mycore.de/documentation/getting_started/mir.html</text:span></text:p>
      <text:p text:style-name="P7">Funktionalität:<text:tab/><text:span text:style-name="T17">Das </text:span>MyCoRe-<text:span text:style-name="T17">Framework</text:span> stellt alle Grundfunktionen von Dokumenten- und Publikationsservern bereit. Durch Anpassungen in XML, XSL <text:span text:style-name="T16">und CSS</text:span> können eigene Webanwendungen mit MyCoRe entwickelt werden. Die Suchfunktion ermöglicht Recherche in Metadaten, Volltexten und XML-Strukturen. Einfache oder auch umfangreichere Suchmasken können selbst definiert werden. Grund<text:span text:style-name="T36">­</text:span>funktionen der Benutzung <text:span text:style-name="T24">via</text:span> Webschnittstelle sind das Erstellen, Verwalten und Bearbeiten aller Inhalte über Online-Eingabeformulare mit <text:s/>mehrsprachiger Ober<text:span text:style-name="T36">­</text:span>fläche (I18N). Intern verwendet MyCoRe XML als Speicher- und Datenaustausch<text:span text:style-name="T36">­</text:span>format. Weitere Funktionen sind: Anpassbarkeit der Webseiten, Verwaltung aller gängigen Medientypen, wie PDF-Dokumente, Audio-/Video-Dateien, Bilder, ganze Dateiverzeichnisse. <text:span text:style-name="T19">Es wird ein integrierter Bildbetrachter (Viewer) zum Anzeigen von Digitalisaten und Abbildungen bereitgestellt. </text:span>Unterstützt werden Standards in den Metadaten (<text:span text:style-name="T17">Dublin Core, </text:span><text:span text:style-name="T11">MODS</text:span>, XMetaDiss, Epicur) und in Klassifikationen (z.B. DDC). Metadatenmodelle sind anpassbar und erweiterbar. <text:span text:style-name="T10">Persistente Identifier</text:span> (URNs, <text:span text:style-name="T30">DOI</text:span>) sichern den dauerhaften Zugriff auf die Daten. Schnittstellen und Protokolle werden unterstützt, wie z.B. das <text:span text:style-name="T10">OAI Protocol for Metadata Harvesting</text:span>, das <text:span text:style-name="T10">Simple Web-service Offering Repository Deposit</text:span> (SWORD), <text:span text:style-name="T17">REST</text:span> oder über Suchmaschinen-Robots. Der Zugriff auf Daten in MyCoRe kann gezielt gesteuert werden über eine Benutzer- und Rechte<text:span text:style-name="T36">­</text:span>ver<text:span text:style-name="T36">­</text:span>waltung. <text:span text:style-name="T18">Weiterhin besteht die Möglichkeit über LDAP oder Shibboleth den Zugriff zu steuern und ü</text:span>ber <text:span text:style-name="T10">Access Control Listen</text:span> (ACLs) die Zugriffs- und Bearbeitungsrechte auf ein Objekt <text:span text:style-name="T18">zu definieren</text:span>. </text:p>
      <text:p text:style-name="P8"><text:span text:style-name="T31">Anwendungen: <text:tab/></text:span><text:span text:style-name="T9">MIR</text:span>, <text:span text:style-name="T23">das </text:span><text:span text:style-name="T13">M</text:span><text:span text:style-name="T14">ODS</text:span><text:span text:style-name="T13"> Institutional Repository</text:span><text:span text:style-name="T32"> </text:span><text:span text:style-name="T33">basiert auf <text:s/>dem MyCoRe-Framework und kann Out-Of-The-Box installiert </text:span><text:span text:style-name="T35">und genutzt </text:span><text:span text:style-name="T33">werden</text:span><text:span text:style-name="T34">:</text:span><text:span text:style-name="T13"> </text:span><text:span text:style-name="T22">http://mycore.de/mir<text:line-break/></text:span>Weitere Anwendungsbeispiele unter http://www.mycore.de/<text:span text:style-name="T36">applications/list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M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M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style:font-name="Source Code Pro" fo:font-size="20pt" fo:font-weight="bold" style:font-size-asian="20pt" style:font-size-complex="20pt"/>
    </style:style>
    <style:style style:name="MT3" style:family="text">
      <style:text-properties fo:color="#15516e" style:font-name="Source Code Pro Black" fo:font-size="20pt" fo:font-weight="bold" style:font-size-asian="20pt" style:font-size-complex="20pt"/>
    </style:style>
    <style:style style:name="MT4" style:family="text">
      <style:text-properties fo:color="#4c4c4c"/>
    </style:style>
    <style:style style:name="MT5" style:family="text">
      <style:text-properties style:font-name="Times New Roman1"/>
    </style:style>
    <style:style style:name="MT6" style:family="text">
      <style:text-properties fo:color="#4c4c4c" style:font-name="Times New Roman1" officeooo:rsid="0033496f"/>
    </style:style>
    <style:style style:name="MT7" style:family="text">
      <style:text-properties fo:color="#4c4c4c" officeooo:rsid="004cb949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50D5C24737A297B1.png" xlink:type="simple" xlink:show="embed" xlink:actuate="onLoad"/></draw:frame></text:span><text:span text:style-name="MT3">Re/&gt;</text:span></text:p>
        <text:p text:style-name="MP2">Datenblatt</text:p>
      </style:header>
      <style:footer>
        <text:p text:style-name="Footer"><text:tab/><text:span text:style-name="MT4">MyCoRe-Datenblatt </text:span><text:span text:style-name="MT5">©</text:span><text:span text:style-name="MT4"> MyCoRe </text:span><text:span text:style-name="MT6">®</text:span><text:span text:style-name="MT4">, 201</text:span><text:span text:style-name="MT7">8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8-10-02T19:19:15.522000000</dc:date>
    <meta:editing-duration>PT20H55M36S</meta:editing-duration>
    <meta:editing-cycles>80</meta:editing-cycles>
    <meta:generator>LibreOffice/5.1.6.2$Windows_x86 LibreOffice_project/07ac168c60a517dba0f0d7bc7540f5afa45f0909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dc:creator>Wiebke Oeltjen</dc:creator>
    <meta:document-statistic meta:table-count="0" meta:image-count="1" meta:object-count="0" meta:page-count="1" meta:paragraph-count="16" meta:word-count="328" meta:character-count="2919" meta:non-whitespace-character-count="2586"/>
    <meta:user-defined meta:name="Info 1"/>
    <meta:user-defined meta:name="Info 2"/>
    <meta:user-defined meta:name="Info 3"/>
    <meta:user-defined meta:name="Info 4"/>
  </office:meta>
</office:document-meta>
</file>